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Inventory">
        <table:table-row>
          <table:table-cell>
            <text:p>Part Number</text:p>
          </table:table-cell>
          <table:table-cell>
            <text:p>Description</text:p>
          </table:table-cell>
          <table:table-cell>
            <text:p>Category</text:p>
          </table:table-cell>
          <table:table-cell>
            <text:p>Qty In Stock</text:p>
          </table:table-cell>
          <table:table-cell>
            <text:p>Unit Cost</text:p>
          </table:table-cell>
          <table:table-cell>
            <text:p>Supplier</text:p>
          </table:table-cell>
        </table:table-row>
        <table:table-row>
          <table:table-cell>
            <text:p>PN-1001</text:p>
          </table:table-cell>
          <table:table-cell>
            <text:p>Laser diode 405nm 50mW</text:p>
          </table:table-cell>
          <table:table-cell>
            <text:p>Optical</text:p>
          </table:table-cell>
          <table:table-cell>
            <text:p>165</text:p>
          </table:table-cell>
          <table:table-cell>
            <text:p>473.98</text:p>
          </table:table-cell>
          <table:table-cell>
            <text:p>McMaster-Carr</text:p>
          </table:table-cell>
        </table:table-row>
        <table:table-row>
          <table:table-cell>
            <text:p>PN-1002</text:p>
          </table:table-cell>
          <table:table-cell>
            <text:p>M3x10 socket head cap screw (100pk)</text:p>
          </table:table-cell>
          <table:table-cell>
            <text:p>Mechanical</text:p>
          </table:table-cell>
          <table:table-cell>
            <text:p>333</text:p>
          </table:table-cell>
          <table:table-cell>
            <text:p>25.09</text:p>
          </table:table-cell>
          <table:table-cell>
            <text:p>Sigma-Aldrich</text:p>
          </table:table-cell>
        </table:table-row>
        <table:table-row>
          <table:table-cell>
            <text:p>PN-1003</text:p>
          </table:table-cell>
          <table:table-cell>
            <text:p>STM32F407 microcontroller</text:p>
          </table:table-cell>
          <table:table-cell>
            <text:p>Electronics</text:p>
          </table:table-cell>
          <table:table-cell>
            <text:p>48</text:p>
          </table:table-cell>
          <table:table-cell>
            <text:p>183.48</text:p>
          </table:table-cell>
          <table:table-cell>
            <text:p>DigiKey</text:p>
          </table:table-cell>
        </table:table-row>
        <table:table-row>
          <table:table-cell>
            <text:p>PN-1004</text:p>
          </table:table-cell>
          <table:table-cell>
            <text:p>IPA cleaning solution 1L</text:p>
          </table:table-cell>
          <table:table-cell>
            <text:p>Chemical</text:p>
          </table:table-cell>
          <table:table-cell>
            <text:p>465</text:p>
          </table:table-cell>
          <table:table-cell>
            <text:p>254.21</text:p>
          </table:table-cell>
          <table:table-cell>
            <text:p>DigiKey</text:p>
          </table:table-cell>
        </table:table-row>
        <table:table-row>
          <table:table-cell>
            <text:p>PN-1005</text:p>
          </table:table-cell>
          <table:table-cell>
            <text:p>Beam splitter cube 50/50 25mm</text:p>
          </table:table-cell>
          <table:table-cell>
            <text:p>Optical</text:p>
          </table:table-cell>
          <table:table-cell>
            <text:p>44</text:p>
          </table:table-cell>
          <table:table-cell>
            <text:p>217.39</text:p>
          </table:table-cell>
          <table:table-cell>
            <text:p>DigiKey</text:p>
          </table:table-cell>
        </table:table-row>
        <table:table-row>
          <table:table-cell>
            <text:p>PN-1006</text:p>
          </table:table-cell>
          <table:table-cell>
            <text:p>0.1uF ceramic capacitor (500pk)</text:p>
          </table:table-cell>
          <table:table-cell>
            <text:p>Electronics</text:p>
          </table:table-cell>
          <table:table-cell>
            <text:p>123</text:p>
          </table:table-cell>
          <table:table-cell>
            <text:p>46.27</text:p>
          </table:table-cell>
          <table:table-cell>
            <text:p>McMaster-Carr</text:p>
          </table:table-cell>
        </table:table-row>
        <table:table-row>
          <table:table-cell>
            <text:p>PN-1007</text:p>
          </table:table-cell>
          <table:table-cell>
            <text:p>Linear rail MGN12H 300mm</text:p>
          </table:table-cell>
          <table:table-cell>
            <text:p>Mechanical</text:p>
          </table:table-cell>
          <table:table-cell>
            <text:p>30</text:p>
          </table:table-cell>
          <table:table-cell>
            <text:p>413.60</text:p>
          </table:table-cell>
          <table:table-cell>
            <text:p>DigiKey</text:p>
          </table:table-cell>
        </table:table-row>
        <table:table-row>
          <table:table-cell>
            <text:p>PN-1008</text:p>
          </table:table-cell>
          <table:table-cell>
            <text:p>PDMS elastomer kit 500g</text:p>
          </table:table-cell>
          <table:table-cell>
            <text:p>Chemical</text:p>
          </table:table-cell>
          <table:table-cell>
            <text:p>485</text:p>
          </table:table-cell>
          <table:table-cell>
            <text:p>112.40</text:p>
          </table:table-cell>
          <table:table-cell>
            <text:p>Sigma-Aldrich</text:p>
          </table:table-cell>
        </table:table-row>
        <table:table-row>
          <table:table-cell>
            <text:p>PN-1009</text:p>
          </table:table-cell>
          <table:table-cell>
            <text:p>Photodetector Si 350-1100nm</text:p>
          </table:table-cell>
          <table:table-cell>
            <text:p>Optical</text:p>
          </table:table-cell>
          <table:table-cell>
            <text:p>485</text:p>
          </table:table-cell>
          <table:table-cell>
            <text:p>31.87</text:p>
          </table:table-cell>
          <table:table-cell>
            <text:p>Sigma-Aldrich</text:p>
          </table:table-cell>
        </table:table-row>
        <table:table-row>
          <table:table-cell>
            <text:p>PN-1010</text:p>
          </table:table-cell>
          <table:table-cell>
            <text:p>Nitrile gloves medium (200pk)</text:p>
          </table:table-cell>
          <table:table-cell>
            <text:p>Consumable</text:p>
          </table:table-cell>
          <table:table-cell>
            <text:p>203</text:p>
          </table:table-cell>
          <table:table-cell>
            <text:p>25.75</text:p>
          </table:table-cell>
          <table:table-cell>
            <text:p>Mouser</text:p>
          </table:table-cell>
        </table:table-row>
        <table:table-row>
          <table:table-cell>
            <text:p>PN-1011</text:p>
          </table:table-cell>
          <table:table-cell>
            <text:p>Stepper motor NEMA17 1.8deg</text:p>
          </table:table-cell>
          <table:table-cell>
            <text:p>Electronics</text:p>
          </table:table-cell>
          <table:table-cell>
            <text:p>23</text:p>
          </table:table-cell>
          <table:table-cell>
            <text:p>278.78</text:p>
          </table:table-cell>
          <table:table-cell>
            <text:p>Mouser</text:p>
          </table:table-cell>
        </table:table-row>
        <table:table-row>
          <table:table-cell>
            <text:p>PN-1012</text:p>
          </table:table-cell>
          <table:table-cell>
            <text:p>Optical breadboard 300x450mm</text:p>
          </table:table-cell>
          <table:table-cell>
            <text:p>Optical</text:p>
          </table:table-cell>
          <table:table-cell>
            <text:p>148</text:p>
          </table:table-cell>
          <table:table-cell>
            <text:p>210.15</text:p>
          </table:table-cell>
          <table:table-cell>
            <text:p>Sigma-Aldrich</text:p>
          </table:table-cell>
        </table:table-row>
        <table:table-row>
          <table:table-cell>
            <text:p>PN-1013</text:p>
          </table:table-cell>
          <table:table-cell>
            <text:p>Acetone ACS grade 2.5L</text:p>
          </table:table-cell>
          <table:table-cell>
            <text:p>Chemical</text:p>
          </table:table-cell>
          <table:table-cell>
            <text:p>60</text:p>
          </table:table-cell>
          <table:table-cell>
            <text:p>285.89</text:p>
          </table:table-cell>
          <table:table-cell>
            <text:p>Sigma-Aldrich</text:p>
          </table:table-cell>
        </table:table-row>
        <table:table-row>
          <table:table-cell>
            <text:p>PN-1014</text:p>
          </table:table-cell>
          <table:table-cell>
            <text:p>GT2 timing belt 6mm (5m)</text:p>
          </table:table-cell>
          <table:table-cell>
            <text:p>Mechanical</text:p>
          </table:table-cell>
          <table:table-cell>
            <text:p>417</text:p>
          </table:table-cell>
          <table:table-cell>
            <text:p>341.32</text:p>
          </table:table-cell>
          <table:table-cell>
            <text:p>DigiKey</text:p>
          </table:table-cell>
        </table:table-row>
        <table:table-row>
          <table:table-cell>
            <text:p>PN-1015</text:p>
          </table:table-cell>
          <table:table-cell>
            <text:p>Cleanroom wipes 9x9 (150pk)</text:p>
          </table:table-cell>
          <table:table-cell>
            <text:p>Consumable</text:p>
          </table:table-cell>
          <table:table-cell>
            <text:p>297</text:p>
          </table:table-cell>
          <table:table-cell>
            <text:p>286.03</text:p>
          </table:table-cell>
          <table:table-cell>
            <text:p>Mouse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